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3pt" style:text-underline-style="none" officeooo:rsid="00002dbe" officeooo:paragraph-rsid="00002dbe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fo:font-size="13pt" style:text-underline-style="none" officeooo:rsid="00012fa7" officeooo:paragraph-rsid="00012fa7" style:font-size-asian="13pt" style:font-size-complex="13pt"/>
    </style:style>
    <style:style style:name="T1" style:family="text">
      <style:text-properties officeooo:rsid="00012f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s principales errores de diseño en la aplicación de autobuses de Alejandro Navarro son de margenes y alineación de los elementos. </text:p>
      <text:p text:style-name="P1">Por ejemplo: en la página de inicio se puede ver que los elementos de la aplicación están demasiado apegados a la parte izquierda de la pantalla, en cambio la parte derecha deja más espacio, esto se podría corregir simplemente alienado un poco a la derecha todos los elementos. <text:s/>En las ventanas de “Comprar Billete” y <text:s/>“Contacto” personalmente cambiaría una sola cosa. Los elementos del formulario de contacto y los botones de comprar billete no dejan ningún tipo de margen en los bordes <text:span text:style-name="T1">laterales </text:span>de la pantalla, <text:span text:style-name="T1">esto rompe la simetría con los otros elementos de la aplicación. Para solucionar esto simplemente habría reducir un poco el tamaño <text:s/>de los elementos mencionados y alinearlos con los otros elementos.</text:span></text:p>
      <text:p text:style-name="P1"/>
      <text:p text:style-name="P2">Por otro lado colores de la aplicación me han parecido acertados así también como el contendido de est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9:28:54.543098187</meta:creation-date>
    <dc:date>2022-09-22T19:44:43.280097951</dc:date>
    <meta:editing-duration>PT4M38S</meta:editing-duration>
    <meta:editing-cycles>1</meta:editing-cycles>
    <meta:document-statistic meta:table-count="0" meta:image-count="0" meta:object-count="0" meta:page-count="1" meta:paragraph-count="3" meta:word-count="156" meta:character-count="948" meta:non-whitespace-character-count="791"/>
    <meta:generator>LibreOffice/7.3.5.2$Linux_X86_64 LibreOffice_project/30$Build-2</meta:generator>
  </office:meta>
</office:document-meta>
</file>